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6700000035ED653F72B.svm" manifest:media-type=""/>
  <manifest:file-entry manifest:full-path="Pictures/20000001000008050000035E1F4A02EC.svm" manifest:media-type=""/>
  <manifest:file-entry manifest:full-path="Pictures/200000010000030A0000011CE500A9E0.svm" manifest:media-type=""/>
  <manifest:file-entry manifest:full-path="Pictures/200000010000077A000001391E7FBD86.svm" manifest:media-type=""/>
  <manifest:file-entry manifest:full-path="Pictures/20000001000008120000035E83DAFF62.svm" manifest:media-type=""/>
  <manifest:file-entry manifest:full-path="Pictures/200000010000036B000000F62E33745D.svm" manifest:media-type=""/>
  <manifest:file-entry manifest:full-path="Pictures/20000001000006700000035E0B898178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|c|c|}&#10;\cline{2-3}&#10;\overline{x}&amp;0&amp;1\\&#10;\cline{2-3}&#10;$x$&amp;1&amp;0\\&#10;\cline{2-3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TexMathsArgs="14§latex§\begin{table}&#10;\begin{tabular}{cc}&#10;\overline{y} &amp; $y$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TexMathsArgs="14§latex§\begin{table}&#10;\begin{tabular}{c|c|c|}&#10;\cline{2-3}&#10;\overline{x}&amp;&amp;\overline{x}y\\&#10;\cline{2-3}&#10;$x$&amp;x\overline{y}&amp;\\&#10;\cline{2-3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latex§\begin{align*}&#10;F&amp;=x\overline{y}+\overline{x}y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latex§\begin{table}&#10;\begin{tabular}{c|c|c|}&#10;\cline{2-3}&#10;\overline{x}&amp;1&amp;1\\&#10;\cline{2-3}&#10;$x$&amp;1&amp;1\\&#10;\cline{2-3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latex§\begin{table}&#10;\begin{tabular}{c|c|c|}&#10;\cline{2-3}&#10;\overline{x}&amp;\overline{x}\overline{y}&amp;\overline{x}y\\&#10;\cline{2-3}&#10;$x$&amp;$x$\overline{y}&amp;$xy$\\&#10;\cline{2-3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latex§\begin{align*}&#10;F&amp;=1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06cm" svg:height="1.205cm" svg:x="0.589cm" svg:y="0.954cm">
          <draw:image xlink:href="Pictures/20000001000006700000035ED653F72B.svm" xlink:type="simple" xlink:show="embed" xlink:actuate="onLoad">
            <text:p/>
          </draw:image>
        </draw:frame>
        <draw:custom-shape draw:style-name="gr2" draw:text-style-name="P1" draw:layer="layout" svg:width="1.27cm" svg:height="2.159cm" draw:transform="rotate (1.5707963267946) translate (5.969cm 4.19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088cm" svg:height="0.396cm" svg:x="6.462cm" svg:y="0.381cm">
          <draw:image xlink:href="Pictures/200000010000030A0000011CE500A9E0.svm" xlink:type="simple" xlink:show="embed" xlink:actuate="onLoad">
            <text:p/>
          </draw:image>
        </draw:frame>
        <draw:frame draw:style-name="gr3" draw:text-style-name="P1" draw:layer="layout" svg:width="1.088cm" svg:height="0.396cm" svg:x="1.489cm" svg:y="0.381cm">
          <draw:image xlink:href="Pictures/200000010000030A0000011CE500A9E0.svm" xlink:type="simple" xlink:show="embed" xlink:actuate="onLoad">
            <text:p/>
          </draw:image>
        </draw:frame>
        <draw:frame draw:style-name="gr4" draw:text-style-name="P2" draw:layer="layout" svg:width="0.937cm" svg:height="0.911cm" svg:x="6.604cm" svg:y="5.334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4" draw:text-style-name="P2" draw:layer="layout" svg:width="1.2cm" svg:height="0.911cm" svg:x="1.467cm" svg:y="5.312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3" draw:text-style-name="P1" draw:layer="layout" svg:width="1.088cm" svg:height="0.396cm" svg:x="6.477cm" svg:y="2.413cm">
          <draw:image xlink:href="Pictures/200000010000030A0000011CE500A9E0.svm" xlink:type="simple" xlink:show="embed" xlink:actuate="onLoad">
            <text:p/>
          </draw:image>
        </draw:frame>
        <draw:frame draw:style-name="gr3" draw:text-style-name="P1" draw:layer="layout" svg:width="1.088cm" svg:height="0.396cm" svg:x="1.535cm" svg:y="2.54cm">
          <draw:image xlink:href="Pictures/200000010000030A0000011CE500A9E0.svm" xlink:type="simple" xlink:show="embed" xlink:actuate="onLoad">
            <text:p/>
          </draw:image>
        </draw:frame>
        <draw:frame draw:style-name="gr5" draw:text-style-name="P1" draw:layer="layout" svg:width="2.873cm" svg:height="1.205cm" svg:x="0.381cm" svg:y="3.113cm">
          <draw:image xlink:href="Pictures/20000001000008050000035E1F4A02EC.svm" xlink:type="simple" xlink:show="embed" xlink:actuate="onLoad">
            <text:p/>
          </draw:image>
        </draw:frame>
        <draw:frame draw:style-name="gr6" draw:text-style-name="P1" draw:layer="layout" svg:width="2.678cm" svg:height="0.437cm" svg:x="0.762cm" svg:y="4.699cm">
          <draw:image xlink:href="Pictures/200000010000077A000001391E7FBD86.svm" xlink:type="simple" xlink:show="embed" xlink:actuate="onLoad">
            <text:p/>
          </draw:image>
        </draw:frame>
        <draw:frame draw:style-name="gr7" draw:text-style-name="P1" draw:layer="layout" svg:width="2.306cm" svg:height="1.205cm" svg:x="5.562cm" svg:y="0.954cm">
          <draw:image xlink:href="Pictures/20000001000006700000035E0B898178.svm" xlink:type="simple" xlink:show="embed" xlink:actuate="onLoad">
            <text:p/>
          </draw:image>
        </draw:frame>
        <draw:frame draw:style-name="gr8" draw:text-style-name="P1" draw:layer="layout" svg:width="2.891cm" svg:height="1.205cm" svg:x="5.334cm" svg:y="3.048cm">
          <draw:image xlink:href="Pictures/20000001000008120000035E83DAFF62.svm" xlink:type="simple" xlink:show="embed" xlink:actuate="onLoad">
            <text:p/>
          </draw:image>
        </draw:frame>
        <draw:frame draw:style-name="gr9" draw:text-style-name="P1" draw:layer="layout" svg:width="1.224cm" svg:height="0.343cm" svg:x="6.523cm" svg:y="4.826cm">
          <draw:image xlink:href="Pictures/200000010000036B000000F62E33745D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18T16:49:10</dc:date>
    <dc:creator>kkk </dc:creator>
    <meta:generator>LibreOffice/3.3$Linux LibreOffice_project/330m19$Build-401</meta:generator>
    <meta:editing-duration>PT2H7M47S</meta:editing-duration>
    <meta:editing-cycles>12</meta:editing-cycles>
    <meta:document-statistic meta:object-count="13"/>
  </office:meta>
</office:document-meta>
</file>